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54698" officeooo:paragraph-rsid="001f4010"/>
    </style:style>
    <style:style style:name="P3" style:family="paragraph" style:parent-style-name="Standard">
      <style:text-properties officeooo:rsid="00154698" officeooo:paragraph-rsid="0022b51c"/>
    </style:style>
    <style:style style:name="P4" style:family="paragraph" style:parent-style-name="Standard">
      <style:text-properties officeooo:rsid="00154698" officeooo:paragraph-rsid="00312835"/>
    </style:style>
    <style:style style:name="P5" style:family="paragraph" style:parent-style-name="Standard">
      <style:text-properties officeooo:rsid="00168861" officeooo:paragraph-rsid="00168861"/>
    </style:style>
    <style:style style:name="P6" style:family="paragraph" style:parent-style-name="Standard">
      <style:text-properties officeooo:rsid="00187485" officeooo:paragraph-rsid="00187485"/>
    </style:style>
    <style:style style:name="P7" style:family="paragraph" style:parent-style-name="Standard">
      <style:text-properties fo:font-size="10pt" officeooo:rsid="00187485" officeooo:paragraph-rsid="00187485" style:font-size-asian="10pt" style:font-size-complex="10pt"/>
    </style:style>
    <style:style style:name="P8"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9"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10"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11"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12" style:family="paragraph" style:parent-style-name="Standard">
      <style:text-properties officeooo:rsid="001b2eb6" officeooo:paragraph-rsid="001b2eb6"/>
    </style:style>
    <style:style style:name="P13" style:family="paragraph" style:parent-style-name="Standard">
      <style:text-properties officeooo:rsid="001b981f" officeooo:paragraph-rsid="001b981f"/>
    </style:style>
    <style:style style:name="P14" style:family="paragraph" style:parent-style-name="Standard">
      <style:text-properties officeooo:rsid="001d529c" officeooo:paragraph-rsid="001d529c"/>
    </style:style>
    <style:style style:name="P15" style:family="paragraph" style:parent-style-name="Standard">
      <style:text-properties officeooo:rsid="001d7369" officeooo:paragraph-rsid="001d7369"/>
    </style:style>
    <style:style style:name="P16" style:family="paragraph" style:parent-style-name="Standard">
      <style:text-properties officeooo:rsid="001e54a7" officeooo:paragraph-rsid="001e54a7"/>
    </style:style>
    <style:style style:name="P17" style:family="paragraph" style:parent-style-name="Standard">
      <style:text-properties officeooo:rsid="001e7e87" officeooo:paragraph-rsid="001e7e87"/>
    </style:style>
    <style:style style:name="P18" style:family="paragraph" style:parent-style-name="Standard">
      <style:text-properties officeooo:rsid="001f4010" officeooo:paragraph-rsid="001f4010"/>
    </style:style>
    <style:style style:name="P19" style:family="paragraph" style:parent-style-name="Standard">
      <style:text-properties officeooo:rsid="0027384f" officeooo:paragraph-rsid="0027384f"/>
    </style:style>
    <style:style style:name="P20" style:family="paragraph" style:parent-style-name="Standard">
      <style:text-properties officeooo:rsid="0027ecb7" officeooo:paragraph-rsid="0027ecb7"/>
    </style:style>
    <style:style style:name="P21" style:family="paragraph" style:parent-style-name="Standard">
      <style:text-properties officeooo:rsid="0028e2f3" officeooo:paragraph-rsid="0028e2f3"/>
    </style:style>
    <style:style style:name="P22" style:family="paragraph" style:parent-style-name="Standard">
      <style:text-properties officeooo:rsid="0028e2f3" officeooo:paragraph-rsid="0029ed9d"/>
    </style:style>
    <style:style style:name="P23" style:family="paragraph" style:parent-style-name="Standard">
      <style:text-properties officeooo:rsid="0028e2f3" officeooo:paragraph-rsid="002ec45b"/>
    </style:style>
    <style:style style:name="P24" style:family="paragraph" style:parent-style-name="Standard">
      <style:text-properties officeooo:rsid="002ec45b" officeooo:paragraph-rsid="002ec45b"/>
    </style:style>
    <style:style style:name="P25" style:family="paragraph" style:parent-style-name="Standard">
      <style:text-properties fo:font-style="italic" officeooo:rsid="0028e2f3" officeooo:paragraph-rsid="0028e2f3" style:font-style-asian="italic" style:font-style-complex="italic"/>
    </style:style>
    <style:style style:name="P26" style:family="paragraph" style:parent-style-name="Standard">
      <style:text-properties fo:font-style="italic" officeooo:rsid="002ec45b" officeooo:paragraph-rsid="002ec45b" style:font-style-asian="italic" style:font-style-complex="italic"/>
    </style:style>
    <style:style style:name="P27" style:family="paragraph" style:parent-style-name="Standard">
      <style:text-properties fo:font-style="italic" officeooo:rsid="001d7369" officeooo:paragraph-rsid="001d7369" style:font-style-asian="italic" style:font-style-complex="italic"/>
    </style:style>
    <style:style style:name="P28" style:family="paragraph" style:parent-style-name="Standard">
      <style:text-properties fo:font-style="italic" officeooo:rsid="00154698" officeooo:paragraph-rsid="00154698" style:font-style-asian="italic" style:font-style-complex="italic"/>
    </style:style>
    <style:style style:name="P29" style:family="paragraph" style:parent-style-name="Standard">
      <style:text-properties fo:font-weight="bold" officeooo:rsid="00168861" officeooo:paragraph-rsid="00168861" style:font-weight-asian="bold" style:font-weight-complex="bold"/>
    </style:style>
    <style:style style:name="P30" style:family="paragraph" style:parent-style-name="Standard">
      <style:text-properties fo:font-weight="bold" officeooo:rsid="001b2eb6" officeooo:paragraph-rsid="001b2eb6" style:font-weight-asian="bold" style:font-weight-complex="bold"/>
    </style:style>
    <style:style style:name="P31" style:family="paragraph" style:parent-style-name="Standard">
      <style:paragraph-properties fo:break-before="page"/>
      <style:text-properties officeooo:rsid="00154698" officeooo:paragraph-rsid="00154698"/>
    </style:style>
    <style:style style:name="P32" style:family="paragraph" style:parent-style-name="Standard">
      <style:paragraph-properties fo:break-before="page"/>
      <style:text-properties officeooo:rsid="00187485" officeooo:paragraph-rsid="00187485"/>
    </style:style>
    <style:style style:name="P33" style:family="paragraph" style:parent-style-name="Standard">
      <style:text-properties officeooo:rsid="0029ed9d" officeooo:paragraph-rsid="002ec45b"/>
    </style:style>
    <style:style style:name="P34" style:family="paragraph" style:parent-style-name="Standard">
      <style:text-properties officeooo:rsid="00168861" officeooo:paragraph-rsid="00312835"/>
    </style:style>
    <style:style style:name="P35" style:family="paragraph" style:parent-style-name="Standard">
      <style:text-properties fo:font-weight="normal" officeooo:rsid="00312835" officeooo:paragraph-rsid="00312835" style:font-weight-asian="normal" style:font-weight-complex="normal"/>
    </style:style>
    <style:style style:name="P36" style:family="paragraph" style:parent-style-name="Standard">
      <style:text-properties fo:font-weight="bold" officeooo:rsid="00168861" officeooo:paragraph-rsid="00312835" style:font-weight-asian="bold" style:font-weight-complex="bold"/>
    </style:style>
    <style:style style:name="P37" style:family="paragraph" style:parent-style-name="Standard">
      <style:text-properties officeooo:rsid="001d7369" officeooo:paragraph-rsid="001d7369"/>
    </style:style>
    <style:style style:name="P38" style:family="paragraph" style:parent-style-name="Standard">
      <style:text-properties officeooo:rsid="001e54a7" officeooo:paragraph-rsid="001e54a7"/>
    </style:style>
    <style:style style:name="P39" style:family="paragraph" style:parent-style-name="Standard">
      <style:text-properties officeooo:rsid="00187485" officeooo:paragraph-rsid="00187485"/>
    </style:style>
    <style:style style:name="P40" style:family="paragraph" style:parent-style-name="Standard">
      <style:text-properties officeooo:rsid="0031fc86" officeooo:paragraph-rsid="0031fc86"/>
    </style:style>
    <style:style style:name="P41" style:family="paragraph" style:parent-style-name="Standard">
      <style:text-properties officeooo:rsid="0031fc86" officeooo:paragraph-rsid="00328ebb"/>
    </style:style>
    <style:style style:name="P42" style:family="paragraph" style:parent-style-name="Standard">
      <style:text-properties officeooo:rsid="00328ebb" officeooo:paragraph-rsid="00328ebb"/>
    </style:style>
    <style:style style:name="P43" style:family="paragraph" style:parent-style-name="Standard">
      <style:text-properties officeooo:rsid="00364a9f" officeooo:paragraph-rsid="00364a9f"/>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style:style style:name="T5" style:family="text">
      <style:text-properties officeooo:rsid="001e54a7"/>
    </style:style>
    <style:style style:name="T6" style:family="text">
      <style:text-properties officeooo:rsid="001f4010"/>
    </style:style>
    <style:style style:name="T7" style:family="text">
      <style:text-properties officeooo:rsid="001fb9dc"/>
    </style:style>
    <style:style style:name="T8" style:family="text">
      <style:text-properties officeooo:rsid="0020f8c1"/>
    </style:style>
    <style:style style:name="T9" style:family="text">
      <style:text-properties officeooo:rsid="0022b51c"/>
    </style:style>
    <style:style style:name="T10" style:family="text">
      <style:text-properties officeooo:rsid="0024561e"/>
    </style:style>
    <style:style style:name="T11" style:family="text">
      <style:text-properties officeooo:rsid="002568d5"/>
    </style:style>
    <style:style style:name="T12" style:family="text">
      <style:text-properties officeooo:rsid="002605d3"/>
    </style:style>
    <style:style style:name="T13" style:family="text">
      <style:text-properties officeooo:rsid="0029ed9d"/>
    </style:style>
    <style:style style:name="T14" style:family="text">
      <style:text-properties fo:font-weight="bold" style:font-weight-asian="bold" style:font-weight-complex="bold"/>
    </style:style>
    <style:style style:name="T15" style:family="text">
      <style:text-properties fo:font-weight="bold" officeooo:rsid="00168861" style:font-weight-asian="bold" style:font-weight-complex="bold"/>
    </style:style>
    <style:style style:name="T16" style:family="text">
      <style:text-properties officeooo:rsid="002cea48"/>
    </style:style>
    <style:style style:name="T17" style:family="text">
      <style:text-properties officeooo:rsid="002ec45b"/>
    </style:style>
    <style:style style:name="T18" style:family="text">
      <style:text-properties officeooo:rsid="00312835"/>
    </style:style>
    <style:style style:name="T19" style:family="text">
      <style:text-properties fo:font-weight="normal" officeooo:rsid="00312835" style:font-weight-asian="normal" style:font-weight-complex="normal"/>
    </style:style>
    <style:style style:name="T20" style:family="text">
      <style:text-properties officeooo:rsid="0031fc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6">I</text:span>ntroduction and problem statement</text:p>
      <text:p text:style-name="P11">«<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2"><text:tab/>- <text:span text:style-name="T6">Explore competitive co-evolution in the setting of a virtual village, where people and</text:span></text:p>
      <text:p text:style-name="P2"><text:tab/><text:span text:style-name="T6">diseases evolve to battle each other.</text:span></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8">In this document we will elaborate and discuss on the implementations we made, although we weren't able to implement it all. This will be reviewed in the discussion and conclusion section.</text:p>
      <text:p text:style-name="P31">2: Background</text:p>
      <text:p text:style-name="P10">«<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 <text:span text:style-name="T8">There are models and texts on epidemics and diseases, which could possibly be useful to our project. As to which approach we will take to integrate it into our evolution, remains to be explored. Can we better our epidemics simply by using an evolutionary approach?</text:spa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20">One interesting paper we found, was about competitive co-evolution (cce) (ref), where some key ideas were described as to how we could possibly make both parties, people and diseases, evolve together and fight each other during evolving as well as in actual run-time. Sharing information and states of the simulation would be a key component here, as well as having some sort of fitness sharing. </text:p>
      <text:p text:style-name="P20"/>
      <text:p text:style-name="P20">During our time of this project, our main focus would be on evolving the diseases, and then if we have the resources and time, connect the two parties into making some sort of competitive evolution, if not competitive «co»-evolution.</text:p>
      <text:p text:style-name="P1"/>
      <text:p text:style-name="P1"/>
      <text:p text:style-name="P31"/>
      <text:p text:style-name="P1">3: Game Mechanics</text:p>
      <text:p text:style-name="P10">«<text:span text:style-name="T3">How does the game work that you are using? Why do you need AI in this game?</text:span>»</text:p>
      <text:p text:style-name="P1"/>
      <text:p text:style-name="P3">Technically we are not making a game, but more of a simulation. If <text:span text:style-name="T9">we have enough time </text:span>to implement the algorithms and make all the connections, we <text:span text:style-name="T9">will try adding</text:span> a UI to the system.</text:p>
      <text:p text:style-name="P3"><text:span text:style-name="T9">By having this UI, we can see </text:span>if we can find some way for the user to act <text:span text:style-name="T9">on behalf of</text:span> the humans, or <text:span text:style-name="T9">act </text:span>as the creator of different diseases that can mutate and change.</text:p>
      <text:p text:style-name="P1"/>
      <text:p text:style-name="P1">The AI we are implementing is essen<text:span text:style-name="T7">t</text:span>ial, as without it, it will not be a simulation of evolution, but merely an imagined hard-coded painting. We want our «game» to come <text:span text:style-name="T11">to life</text:span>, change and mutate. <text:span text:style-name="T11">Ideally</text:span> in real-time. So by having our simulation using Genetic Algorithms, we can make the fight between people and sickness come alive.</text:p>
      <text:p text:style-name="P1"/>
      <text:p text:style-name="P19">Our original thought was to have some sort of competitive co-evolution. (ref: Methofs for CC-E, C.d.Rosin R.K.Belew)</text:p>
      <text:p text:style-name="P19">We wanted to have the inhabitants of the village evolve at the same time as the diseases were evolving. Having both elements evolve at the same time, would mean that we would have to simulate the next iterations of the game state and share fitness for the evolving parties as well as sharing the state itself. Sharing this information between the parties, would allow them to competitively evolve based on the other party's evolution. In our case this would mean that if a disease would evolve to a high-lethality/low-spread disease, our people would then maybe want to evolve into something that had more resistance to being infected. This would counter the effect of the disease, and the people would hopefully make it. But then the disease would want to change up again, so that it was sure to spread more, and get the better fitness. </text:p>
      <text:p text:style-name="P19">As this process would go on, both parties would competitively fight each other in order to try to evolve into the better fitting product.</text:p>
      <text:p text:style-name="P19"/>
      <text:p text:style-name="P19">Since we weren't able to implement this competitive co-evolution in the timeframe we had, we had to turn to a more basic approach, which was to have simpler, yet highly functional, genetic algorithm for just the diseases. <text:s/>As you will see in the results and in the discussion section of this paper, the behaviour of the genetic algorithm turned out to be quite interesting.</text:p>
      <text:p text:style-name="P19"/>
      <text:p text:style-name="P19"/>
      <text:p text:style-name="P31">4: Methods</text:p>
      <text:p text:style-name="P10">«<text:span text:style-name="T3">How does your algorithm work? Describe in as much detail as you can ﬁt into the report. Also, how did you interface it to the game? </text:span>»</text:p>
      <text:p text:style-name="P1"/>
      <text:p text:style-name="P21"><text:span text:style-name="T14">Genetic Algorithm – Evolution of the diseases</text:span>:</text:p>
      <text:p text:style-name="P25">The Genome:</text:p>
      <text:p text:style-name="P21"><text:tab/>For initiation, we start by having the generator create <text:span text:style-name="T16">X amount</text:span> genome of a disease, where <text:tab/>we randomly create the chomosome representing its lethality. <text:span text:style-name="T16">In our case we set the initial </text:span></text:p>
      <text:p text:style-name="P21"><text:tab/><text:span text:style-name="T16">X to be 5. </text:span>The other chromosomes are then made by using formulas based on the lethality. </text:p>
      <text:p text:style-name="P22"><text:tab/><text:span text:style-name="T13">For example, the spread rate of a disease is directly based on the lethality as in </text:span></text:p>
      <text:p text:style-name="P33"><text:tab/>100%-lethality = chance of spread. </text:p>
      <text:p text:style-name="P23"/>
      <text:p text:style-name="P24"><text:span text:style-name="T2">The Evolution</text:span>:</text:p>
      <text:p text:style-name="P33"><text:tab/>After the first 5 initial genomes of a disease is made, the algorithm starts creating mutations <text:tab/>of them, and keeps testing these until it has made as many mutations as we want it to. In our <text:tab/>case, we set this number to be 40.</text:p>
      <text:p text:style-name="P23"><text:tab/><text:span text:style-name="T17">Based on the initial value for the lethality on each of the genomes, the algorithm then <text:tab/>mutates that value either +1 or -1 for each of the genomes. These mutations will then be </text:span></text:p>
      <text:p text:style-name="P23"><text:tab/><text:span text:style-name="T17">made into the children of the original genome, and will be tested in the simulation along</text:span></text:p>
      <text:p text:style-name="P23"><text:tab/><text:span text:style-name="T17">with all the other genomes in the population.</text:span></text:p>
      <text:p text:style-name="P23"/>
      <text:p text:style-name="P26">The Simulation:</text:p>
      <text:p text:style-name="P24"><text:tab/>After the 40 mutated and evolved genomes are created, we simulate the next 10 iterations <text:tab/>for each of them, and get returned a fitness value for each of these, based on how much <text:tab/>damage was dealt, and how many people was killed. </text:p>
      <text:p text:style-name="P24"><text:tab/>The simulation itself is made by using a copy of the current world state, and running a </text:p>
      <text:p text:style-name="P24"><text:tab/>continuation of that for each of the potential diseases.</text:p>
      <text:p text:style-name="P24"><text:tab/>After each genome has been simulated in the game environment, the next step is to select the <text:tab/>genome with the highest scoring fitness, creating a disease object out of it, and sending it <text:tab/>into the actual game environment.</text:p>
      <text:p text:style-name="P1"/>
      <text:p text:style-name="P27">Roulette selection on the Genetic Algorithm mutation:</text:p>
      <text:p text:style-name="P15"/>
      <text:p text:style-name="P15"><text:tab/>We originally had our genetic algorithm set up so that when two diseases would create</text:p>
      <text:p text:style-name="P15"><text:tab/>an offspring that would become the new «improved» disease, it would go through our</text:p>
      <text:p text:style-name="P15"><text:tab/>population list of current possibilities, and just match up two at a time in a manner of</text:p>
      <text:p text:style-name="P15"><text:tab/>taking the first two, pairing them up, creating offspring, and then go on to the next two </text:p>
      <text:p text:style-name="P15"><text:tab/>in the list, and so on.</text:p>
      <text:p text:style-name="P15"><text:tab/>However this turned out not to be such a good way of doing it, since the list was already</text:p>
      <text:p text:style-name="P15"><text:tab/>sorted by the fitness of each disease. Which means that the first two would have the highest</text:p>
      <text:p text:style-name="P15"><text:tab/>fitness, and then the next two would have lower, and so on.</text:p>
      <text:p text:style-name="P15"><text:tab/>By implementing the roulette selection, we could have randomly selected diseases, that</text:p>
      <text:p text:style-name="P15"><text:tab/>didn't necessarily take too much thought into the fitness.</text:p>
      <text:p text:style-name="P15"><text:tab/>How it works:</text:p>
      <text:p text:style-name="P15"><text:tab/>It generates the fitness for each disease like before, but it also has an average fitness.</text:p>
      <text:p text:style-name="P15"><text:tab/>Then we create a random percentage based on said average, and use that to mach up against</text:p>
      <text:p text:style-name="P15"><text:tab/>the next disease. If that other disease then would match the criteria, it would be selected.</text:p>
      <text:p text:style-name="P15"><text:tab/>After successfully implementing this algorithm into our Genetic Algorithm, we saw that </text:p>
      <text:p text:style-name="P15"><text:tab/>the diseases that came out had more of a «smart» approach to them.</text:p>
      <text:p text:style-name="P15"><text:tab/>For instance, the first disease would weaken the population, and then the second one would</text:p>
      <text:p text:style-name="P15"><text:tab/>come in and deal a lot of damage. And if that wasn't enough to kill all the people, it would</text:p>
      <text:p text:style-name="P15"><text:tab/>create another disease that would make sure this happened.</text:p>
      <text:p text:style-name="P1"/>
      <text:p text:style-name="P29"><text:soft-page-break/>The People</text:p>
      <text:p text:style-name="P5"><text:tab/></text:p>
      <text:p text:style-name="P5"><text:tab/>Each person has individual stats and variables.</text:p>
      <text:p text:style-name="P5"><text:tab/>Every one of those stats have some sort of meaning, <text:span text:style-name="T10">for example: </text:span>age, health, gender and <text:tab/>sexual <text:tab/>preference.</text:p>
      <text:p text:style-name="P5"><text:tab/>A person can only get pregnant if it's female, and only by having sex with a </text:p>
      <text:p text:style-name="P5"><text:tab/>man that is capable of having kids.</text:p>
      <text:p text:style-name="P5"><text:tab/>Basically we have tried to make all the variables and stats be as close to reality as possible.</text:p>
      <text:p text:style-name="P1"/>
      <text:p text:style-name="P28">Simulating the village</text:p>
      <text:p text:style-name="P1"/>
      <text:p text:style-name="P1"><text:tab/><text:span text:style-name="T12">The algorithm initializes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mate and make a child – which is the only way of </text:span></text:p>
      <text:p text:style-name="P1"><text:tab/><text:span text:style-name="T1">increasing the population of the village.</text:span></text:p>
      <text:p text:style-name="P1"><text:tab/><text:span text:style-name="T1">After people have interacted with each other, the simulation goes over to the disease(s) and</text:span></text:p>
      <text:p text:style-name="P4"><text:tab/><text:span text:style-name="T1">if possible, introduces a new disease to the world. In the beginning of the game simulation, </text:span></text:p>
      <text:p text:style-name="P34"><text:tab/>we have made a sanctuary period of 10 years/iterations, which allows the villagers to <text:tab/>mature, interact, and try to increase the village's population. After this period is up, the </text:p>
      <text:p text:style-name="P4"><text:span text:style-name="T15"><text:tab/></text:span><text:span text:style-name="T19">diseases will start coming. </text:span></text:p>
      <text:p text:style-name="P35"><text:tab/>A disease is being made based on the chance of it appearing. The chance is set so that if</text:p>
      <text:p text:style-name="P35"><text:tab/>there aren't any diseases, it will automatically create one the first time around. After that,</text:p>
      <text:p text:style-name="P35"><text:tab/>however, the chance for a disease to appear, is based on a couple of key factors:</text:p>
      <text:p text:style-name="P35"><text:tab/>1. How long it has been since a disease was introduced. (the longer, the higher the chance.)</text:p>
      <text:p text:style-name="P35"><text:tab/>2. How many people are in the village. (If the population of the village is bigger, the chance</text:p>
      <text:p text:style-name="P35"><text:tab/>for a new disease spawning is greater.)</text:p>
      <text:p text:style-name="P36"><text:tab/></text:p>
      <text:p text:style-name="P1"><text:tab/><text:span text:style-name="T18">When a disease has been introduced, that disease infects as many people as it can, based on <text:tab/>its spreading rate, and after that, it will deal damage to them according to it's lethality and <text:tab/>the infected people's resistance to said disease.</text:span></text:p>
      <text:p text:style-name="P4"><text:tab/><text:span text:style-name="T1">When the diseases have had their turn, the next step of the simulation is to damage the <text:tab/>infected people. This is simply done by going through all the prople in the village, checking <text:tab/>if they are infected, and then damaging them based on the lethality of the disease they are <text:tab/>infected by, and by the individual's resistance to said disease.</text:span></text:p>
      <text:p text:style-name="P34"><text:tab/>After all the damage has been dealt, the next step is to cleanup and update the people – that <text:tab/>means removing those who died, giving birth to the babies (1 iteration is 1 year), and <text:tab/>removing old people who no longer have any contribution to the village/simulation.</text:p>
      <text:p text:style-name="P1"><text:tab/><text:span text:style-name="T18">After all that is done, the cycle restarts from the top, and a new iteration is started.</text:span></text:p>
      <text:p text:style-name="P6"/>
      <text:p text:style-name="P30">Interface</text:p>
      <text:p text:style-name="P12"><text:tab/></text:p>
      <text:p text:style-name="P12"><text:tab/>The «game» is a real-time simulation, and our user interface is quite minimal. We have a </text:p>
      <text:p text:style-name="P12"><text:tab/>text panel with a scollbar, which allows the user to see the state of the simulation for each</text:p>
      <text:p text:style-name="P12"><text:tab/>iteration – every simulated «year». Along witht this, there are also two buttons. The first one </text:p>
      <text:p text:style-name="P12"><text:tab/>is to start a new simulation, which clears the textbox from containing all the data from the</text:p>
      <text:p text:style-name="P12"><text:tab/>previous simulation, and starts printing out new data from the current, newly started,</text:p>
      <text:p text:style-name="P12"><text:tab/>simulation. The second button allows the user to save the data to a text file within the <text:tab/>project. A new text file is created with every click, and the name of the file is simply</text:p>
      <text:p text:style-name="P12"><text:tab/>a formatted pattern of the current date.</text:p>
      <text:p text:style-name="P12"/>
      <text:p text:style-name="P12"><text:tab/>Having this interface, allowed us to do quicker tests, and to easily scroll through the output</text:p>
      <text:p text:style-name="P12"><text:soft-page-break/><text:tab/>data and statistics from the simulation, as well as allowing us to quickly start a new</text:p>
      <text:p text:style-name="P12"><text:tab/>simulation without having to restart the application.</text:p>
      <text:p text:style-name="P12"/>
      <text:p text:style-name="P30">Visualized Data</text:p>
      <text:p text:style-name="P12"/>
      <text:p text:style-name="P12"><text:tab/>As described in the segment above, where we go into our simple interface, we print out </text:p>
      <text:p text:style-name="P12"><text:tab/>a lot of data. The purpose of this is to be able to see how the genetic algorithm are working,</text:p>
      <text:p text:style-name="P12"><text:tab/>and what impact the finished result have on the «village» we are simulating.</text:p>
      <text:p text:style-name="P12"><text:tab/>During our development process, we changed what we displayed multiple times, as at</text:p>
      <text:p text:style-name="P12"><text:tab/>different times, we wanted to examine different sets of data.</text:p>
      <text:p text:style-name="P12"><text:tab/>The data we were most interested in visualizing were as follows:</text:p>
      <text:p text:style-name="P12"/>
      <text:p text:style-name="P12"><text:tab/><text:tab/>- Iteration number (which year we currently are in)</text:p>
      <text:p text:style-name="P12"><text:tab/><text:tab/>- Phenotype of the Diseases created by the Genetic Algorithm</text:p>
      <text:p text:style-name="P12"><text:tab/><text:tab/>- Amount of people that are alive in the village</text:p>
      <text:p text:style-name="P12"><text:tab/><text:tab/>- Amount of people that are infected by the disease</text:p>
      <text:p text:style-name="P12"><text:tab/><text:tab/>- Amount of people killed by the disease</text:p>
      <text:p text:style-name="P12"><text:tab/><text:tab/>- Amount of new people being born each iteration</text:p>
      <text:p text:style-name="P12"><text:tab/><text:tab/>- Total Kills and Deaths</text:p>
      <text:p text:style-name="P12"><text:tab/><text:tab/>- Amount of people that died from old age (not by the diseases)</text:p>
      <text:p text:style-name="P12"><text:tab/><text:tab/>- Total damage done by the disease</text:p>
      <text:p text:style-name="P12"><text:tab/></text:p>
      <text:p text:style-name="P12"><text:tab/>These are some of the most commonly used data that we visualized for both debugging </text:p>
      <text:p text:style-name="P12"><text:tab/>purposes, as well as for result gathering.</text:p>
      <text:p text:style-name="P32">5: Results</text:p>
      <text:p text:style-name="P6"/>
      <text:p text:style-name="P9">«<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40">- Did it work</text:p>
      <text:p text:style-name="P42">We weren't able to implement all the features we wanted, and as you can see in figure I, we had a lot of ideas that we wanted to implement somehow. Although we were unable to complete all the tasks we wanted, we were able to make the most important part work; the genetic algorithm for mutating and spawning diseases.</text:p>
      <text:p text:style-name="P42">As mentioned earlier in this paper, the mutation of the diseases were originally created as a «straight ahead» variant. At a later time, though, we switched to using a roulette selection in order to get a more varied result base. As shown in Table I. the calculated average fitness of the diseases made with roulette selection is 111 317.726, whilst in Table II. you see that the non-roulette selection, the average fitness was 71 810.294. Having the roulette selection implemented also allowed us to see some more interesting behaviour from the diseases. For instance, we saw that the diseases usually behaved in a pattern. That pattern was to either weaken the population first, and then kill them off with a high lethality disease afterwards, or the opposite, where it killed off as many as possible first, in order to make them unable to reproduce. And then finish them off.</text:p>
      <text:p text:style-name="P42">It was quite interesting to see this sort of behaviour occur just from implementing a new way of selecting which genomes that should be paired up to make a new child. As before we had the roulette selection, the results were more random and usually just killed off as many people as possible, or infected as many as possible. It was usually one or the other, and there were no proper connection between the population and the type of disease that were created.</text:p>
      <text:p text:style-name="P41"/>
      <text:p text:style-name="P40">- How well</text:p>
      <text:p text:style-name="P40"/>
      <text:p text:style-name="P43">Non-roulette: Always creating diseases from the highest fitness, so that there will not really be any variation. It is either a very high fitness, or a very low. Which means, either a High-Lethality/Low-Spread (HL/LS) disease, or a Low-Lethality/High-Spread (LL/HS) disease.</text:p>
      <text:p text:style-name="P43"/>
      <text:p text:style-name="P43">Roulette: Generating all sorts of variations – from HL/LS diseases to LL/HS diseases, and everything in between; Medium/medium, med-high/med-low, etc.</text:p>
      <text:p text:style-name="P40"/>
      <text:p text:style-name="P40">- How much time did it take</text:p>
      <text:p text:style-name="P40"/>
      <text:p text:style-name="P40">The simulation will take longer time, the more people are in the village. The time the genetic algorithm uses is also heavily based on how many iterations the simulation is running through for each of the potential diseases tested. Our entire system is closely connected, wether it be the amount of people, the number of iterations, number of genomes in the population, or a mixture of all.</text:p>
      <text:p text:style-name="P40"/>
      <text:p text:style-name="P40"/>
      <text:p text:style-name="P6"/>
      <text:p text:style-name="P6"/>
      <text:p text:style-name="P15">(Insert data printed to text files)</text:p>
      <text:p text:style-name="P15">Genetic Algorithm for Diseases:</text:p>
      <text:p text:style-name="P15"><text:tab/><text:span text:style-name="T20">which was better? Roulette or normal selection</text:span></text:p>
      <text:p text:style-name="P15">Average <text:span text:style-name="T5">lifespan</text:span></text:p>
      <text:p text:style-name="P15"><text:tab/><text:span text:style-name="T20">what, why, and what could be changed</text:span></text:p>
      <text:p text:style-name="P16">phenotypes</text:p>
      <text:p text:style-name="P16"><text:tab/><text:span text:style-name="T20">examples on phenotypes created by GA + what they mean, and how they classify, what they </text:span></text:p>
      <text:p text:style-name="P16"><text:tab/><text:span text:style-name="T20">mean and do.</text:span></text:p>
      <text:p text:style-name="P16"><text:soft-page-break/>«Smart Diseases from the Roulette Selection»</text:p>
      <text:p text:style-name="P17">MORE!</text:p>
      <text:p text:style-name="P32">6: Discussion</text:p>
      <text:p text:style-name="P6"/>
      <text:p text:style-name="P7">«<text:span text:style-name="T2">What are the strengths and shortcomings of your method? </text:span></text:p>
      <text:p text:style-name="P8">Why did you choose method X instead of Y? </text:p>
      <text:p text:style-name="P8">How well would it generalize to other game genres? </text:p>
      <text:p text:style-name="P7"><text:span text:style-name="T2">How would you develop it further, if you had time?</text:span>»</text:p>
      <text:p text:style-name="P6"/>
      <text:p text:style-name="P6">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6"/>
      <text:p text:style-name="P13">Passing on of immunities from parents:</text:p>
      <text:p text:style-name="P13"><text:tab/></text:p>
      <text:p text:style-name="P13"><text:tab/>Having some sort of algorithmically calculation of the chance of a newborn to inherit </text:p>
      <text:p text:style-name="P13"><text:tab/>immunities from the parents, as well as to how much immunity said newborn would </text:p>
      <text:p text:style-name="P13"><text:tab/>get.</text:p>
      <text:p text:style-name="P13"/>
      <text:p text:style-name="P13">Genetic algorithm for the people:</text:p>
      <text:p text:style-name="P13"/>
      <text:p text:style-name="P13"><text:tab/>Make the inhabitants of the village be created with some sort of genetic algorithm</text:p>
      <text:p text:style-name="P13"><text:tab/>so that they will take the existing diseases into account, and try to build their stats </text:p>
      <text:p text:style-name="P13"><text:tab/>based on how dangerous it is to «live» and also how many people are in the village.</text:p>
      <text:p text:style-name="P13"><text:tab/>If there were a lot of people (closing up to the maximum supported amount in the village)</text:p>
      <text:p text:style-name="P13"><text:tab/>the chances for a new disease to occur would be greater, and therefore the new people might</text:p>
      <text:p text:style-name="P13"><text:tab/>want to have higher resistances to disease, but lower health – or something along those lines.</text:p>
      <text:p text:style-name="P13"/>
      <text:p text:style-name="P14">Natural disasters:</text:p>
      <text:p text:style-name="P14"/>
      <text:p text:style-name="P14"><text:tab/>Have some sort of system that would sometimes make a natural disaster occur, like a</text:p>
      <text:p text:style-name="P14"><text:tab/>tornado coming in, or an earthquake.</text:p>
      <text:p text:style-name="P14"><text:tab/>The thought was that the more people in the village, the more people would be affected</text:p>
      <text:p text:style-name="P14"><text:tab/>as the «space» where you could «hide» (for example) would be significantly smaller.</text:p>
      <text:p text:style-name="P14"/>
      <text:p text:style-name="P14">Fighting between people:</text:p>
      <text:p text:style-name="P14"/>
      <text:p text:style-name="P14"><text:tab/>When two people would meet, we would have liked to have another system in place that</text:p>
      <text:p text:style-name="P14"><text:tab/>would be able to make conflicts between them occur; say if two males meet, and they both </text:p>
      <text:p text:style-name="P14"><text:tab/>fancy the same woman, they might fight (very primal, yes) to see who would eventually go</text:p>
      <text:p text:style-name="P14"><text:tab/>on to «win» the rights to be with her.</text:p>
      <text:p text:style-name="P14"/>
      <text:p text:style-name="P14">Better and more realistic numbers and calculation of the fitness:</text:p>
      <text:p text:style-name="P14"/>
      <text:p text:style-name="P14"><text:tab/>This would apply both for the Genetic Algorithm of the diseases as well as the one for the</text:p>
      <text:p text:style-name="P14"><text:tab/>people. Had we had more time, and had been able to implement the genetic algorithm for the</text:p>
      <text:p text:style-name="P14"><text:tab/>people, we would have loved to have better fitness functions for both, and to make them</text:p>
      <text:p text:style-name="P14"><text:tab/>as realistic and good as we possibly could manage</text:p>
      <text:p text:style-name="P32">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7T10:32:23.406000000</dc:date>
    <meta:editing-duration>PT2H55M55S</meta:editing-duration>
    <meta:editing-cycles>34</meta:editing-cycles>
    <meta:generator>LibreOffice/4.3.5.2$Windows_x86 LibreOffice_project/3a87456aaa6a95c63eea1c1b3201acedf0751bd5</meta:generator>
    <meta:document-statistic meta:table-count="0" meta:image-count="0" meta:object-count="0" meta:page-count="10" meta:paragraph-count="180" meta:word-count="3270" meta:character-count="18714" meta:non-whitespace-character-count="15441"/>
  </office:meta>
</office:document-meta>
</file>